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906cm" fo:min-width="3.0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text">
      <style:graphic-properties fo:min-height="0.762cm"/>
    </style:style>
    <style:style style:name="gr4" style:family="graphic" style:parent-style-name="text">
      <style:graphic-properties svg:stroke-color="#000000" draw:fill-color="#ffffff" draw:textarea-horizontal-align="left" draw:auto-grow-height="true" draw:auto-grow-width="false" fo:min-height="0.949cm" fo:min-width="0cm"/>
    </style:style>
    <style:style style:name="gr5" style:family="graphic" style:parent-style-name="text">
      <style:graphic-properties svg:stroke-color="#000000" draw:fill-color="#ffffff" draw:textarea-horizontal-align="left" draw:auto-grow-height="true" draw:auto-grow-width="false" fo:min-height="0.762cm" fo:min-width="0cm"/>
    </style:style>
    <style:style style:name="gr6" style:family="graphic" style:parent-style-name="text">
      <style:graphic-properties svg:stroke-color="#000000" draw:fill-color="#ffffff" draw:textarea-horizontal-align="left" draw:auto-grow-height="true" draw:auto-grow-width="false" fo:min-height="1.423cm" fo:min-width="0cm"/>
    </style:style>
    <style:style style:name="gr7" style:family="graphic" style:parent-style-name="text">
      <style:graphic-properties svg:stroke-color="#000000" draw:fill-color="#ffffff" draw:textarea-horizontal-align="left" draw:auto-grow-height="true" draw:auto-grow-width="false" fo:min-height="0.539cm" fo:min-width="0cm"/>
    </style:style>
    <style:style style:name="gr8" style:family="graphic" style:parent-style-name="text">
      <style:graphic-properties svg:stroke-color="#000000" draw:fill-color="#ffffff" draw:textarea-horizontal-align="left" draw:auto-grow-height="true" draw:auto-grow-width="true" fo:min-height="0.889cm" fo:min-width="2.754cm"/>
    </style:style>
    <style:style style:name="gr9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text">
      <style:graphic-properties draw:stroke="none" draw:fill="none" draw:fill-color="#ffffff" fo:min-height="0.822cm"/>
    </style:style>
    <style:style style:name="gr11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06cm" fo:min-width="3.003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3" style:family="graphic" style:parent-style-name="text">
      <style:graphic-properties draw:stroke="none" draw:fill="none" draw:fill-color="#ffffff" fo:min-height="1.143cm"/>
    </style:style>
    <style:style style:name="gr14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06cm" fo:min-width="3.003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ri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53cm" svg:height="3.048cm" svg:x="7.858cm" svg:y="1.889cm">
          <text:p text:style-name="P1"><text:span text:style-name="T1">0</text:span></text:p>
          <text:p text:style-name="P1"><text:span text:style-name="T1">Unconnected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4.953cm" svg:height="3.048cm" svg:x="7.858cm" svg:y="7.477cm">
          <text:p text:style-name="P1"><text:span text:style-name="T1"><text:s/></text:span><text:span text:style-name="T1">1</text:span></text:p>
          <text:p text:style-name="P1"><text:span text:style-name="T1">Check position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953cm" svg:height="3.048cm" svg:x="15.224cm" svg:y="13.7cm">
          <text:p text:style-name="P1"><text:span text:style-name="T1">3</text:span></text:p>
          <text:p text:style-name="P1"><text:span text:style-name="T1">Closed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953cm" svg:height="3.048cm" svg:x="7.858cm" svg:y="13.7cm">
          <text:p text:style-name="P1"><text:span text:style-name="T1">4</text:span></text:p>
          <text:p text:style-name="P1"><text:span text:style-name="T1">Unlock wait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335cm" svg:y1="4.937cm" svg:x2="10.335cm" svg:y2="7.477cm" draw:end-shape="id1" draw:end-glue-point="4" svg:d="M10335 4937v2540" svg:viewBox="0 0 1 2541">
          <text:p/>
        </draw:connector>
        <draw:connector draw:style-name="gr2" draw:text-style-name="P3" draw:layer="layout" draw:type="line" svg:x1="12.086cm" svg:y1="10.079cm" svg:x2="17.701cm" svg:y2="13.7cm" draw:start-shape="id1" draw:start-glue-point="9" draw:end-shape="id2" draw:end-glue-point="4" svg:d="M12086 10079l5615 3621" svg:viewBox="0 0 5616 3622">
          <text:p/>
        </draw:connector>
        <draw:connector draw:style-name="gr2" draw:text-style-name="P3" draw:layer="layout" draw:type="line" svg:x1="15.224cm" svg:y1="15.224cm" svg:x2="12.811cm" svg:y2="15.224cm" draw:start-shape="id2" draw:start-glue-point="6" draw:end-shape="id3" draw:end-glue-point="10" svg:d="M15224 15224h-2413" svg:viewBox="0 0 2414 1">
          <text:p/>
        </draw:connector>
        <draw:connector draw:style-name="gr2" draw:text-style-name="P3" draw:layer="layout" draw:type="line" svg:x1="10.335cm" svg:y1="16.748cm" svg:x2="10.335cm" svg:y2="21.066cm" draw:start-shape="id3" draw:start-glue-point="8" draw:end-shape="id4" draw:end-glue-point="4" svg:d="M10335 16748v4318" svg:viewBox="0 0 1 4319">
          <text:p/>
        </draw:connector>
        <draw:frame draw:style-name="gr3" draw:layer="layout" svg:width="3.683cm" svg:height="0.762cm" svg:x="11.287cm" svg:y="5.445cm">
          <draw:text-box>
            <text:p><text:span text:style-name="T2">Pairing succeeds</text:span></text:p>
          </draw:text-box>
        </draw:frame>
        <draw:frame draw:style-name="gr4" draw:text-style-name="P4" draw:layer="layout" svg:width="3.138cm" svg:height="0.949cm" svg:x="15.134cm" svg:y="10.652cm">
          <draw:text-box>
            <text:p>Hook state != 0</text:p>
            <text:p>(assumed)</text:p>
          </draw:text-box>
        </draw:frame>
        <draw:frame draw:style-name="gr5" draw:text-style-name="P4" draw:layer="layout" svg:width="2.159cm" svg:height="0.762cm" svg:x="4.937cm" svg:y="10.525cm">
          <draw:text-box>
            <text:p>Open != 0</text:p>
          </draw:text-box>
        </draw:frame>
        <draw:frame draw:style-name="gr6" draw:text-style-name="P4" draw:layer="layout" svg:width="3.775cm" svg:height="1.423cm" svg:x="11.668cm" svg:y="12.785cm">
          <draw:text-box>
            <text:p>Trigger autolock</text:p>
            <text:p>Hide unlock button</text:p>
          </draw:text-box>
        </draw:frame>
        <draw:frame draw:style-name="gr7" draw:text-style-name="P4" draw:layer="layout" svg:width="2.174cm" svg:height="0.539cm" svg:x="3.398cm" svg:y="17.225cm">
          <draw:text-box>
            <text:p>Toggle lock</text:p>
          </draw:text-box>
        </draw:frame>
        <draw:frame draw:style-name="gr8" draw:text-style-name="P4" draw:layer="layout" svg:width="2.754cm" svg:height="0.949cm" svg:x="13.232cm" svg:y="20.812cm">
          <draw:text-box>
            <text:p>Hook state = 1</text:p>
            <text:p>Open = 0</text:p>
          </draw:text-box>
        </draw:frame>
        <draw:frame draw:style-name="gr9" draw:text-style-name="P5" draw:layer="actions" svg:width="3.81cm" svg:height="1.423cm" svg:x="15.986cm" svg:y="18.526cm">
          <draw:text-box>
            <text:p>Show unlock button</text:p>
            <text:p>Show closed lock</text:p>
          </draw:text-box>
        </draw:frame>
        <draw:frame draw:style-name="gr10" draw:text-style-name="P5" draw:layer="actions" svg:width="3.524cm" svg:height="0.822cm" svg:x="10.398cm" svg:y="18.212cm">
          <draw:text-box>
            <text:p>Show open lock</text:p>
          </draw:text-box>
        </draw:frame>
        <draw:custom-shape draw:style-name="gr11" draw:text-style-name="P7" xml:id="id4" draw:id="id4" draw:layer="layout" svg:width="4.953cm" svg:height="3.048cm" svg:x="7.858cm" svg:y="21.066cm">
          <text:p text:style-name="P6"><text:span text:style-name="T3">5</text:span></text:p>
          <text:p text:style-name="P6"><text:span text:style-name="T3">Lock wait</text:span></text:p>
          <text:p text:style-name="P6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2.086cm" svg:y1="21.512cm" svg:x2="17.701cm" svg:y2="16.748cm" draw:start-shape="id4" draw:start-glue-point="11" draw:end-shape="id2" draw:end-glue-point="8" svg:d="M12086 21512l5615-4764" svg:viewBox="0 0 5616 4765">
          <text:p/>
        </draw:connector>
        <draw:frame draw:style-name="gr13" draw:text-style-name="P5" draw:layer="actions" svg:width="3.524cm" svg:height="1.143cm" svg:x="3.445cm" svg:y="11.668cm">
          <draw:text-box>
            <text:p>Show lock button</text:p>
            <text:p>Show open lock</text:p>
          </draw:text-box>
        </draw:frame>
        <draw:frame draw:style-name="gr8" draw:text-style-name="P4" draw:layer="actions" svg:width="2.754cm" svg:height="0.889cm" svg:x="11.073cm" svg:y="16.875cm">
          <draw:text-box>
            <text:p>Open != 0</text:p>
          </draw:text-box>
        </draw:frame>
        <draw:custom-shape draw:style-name="gr14" draw:text-style-name="P7" draw:layer="actions" svg:width="4.953cm" svg:height="3.048cm" svg:x="1.254cm" svg:y="13.7cm">
          <text:p text:style-name="P6"><text:span text:style-name="T3">2</text:span></text:p>
          <text:p text:style-name="P6"><text:span text:style-name="T3">Open wait</text:span></text:p>
          <text:p text:style-name="P6"><text:span text:style-name="T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actions" svg:x1="8.493cm" svg:y1="10.017cm" svg:x2="5.699cm" svg:y2="14.208cm">
          <text:p/>
        </draw:line>
        <draw:frame draw:style-name="gr5" draw:text-style-name="P4" draw:layer="actions" svg:width="3.302cm" svg:height="0.762cm" svg:x="2.905cm" svg:y="18.145cm">
          <draw:text-box>
            <text:p>Hide lock button</text:p>
          </draw:text-box>
        </draw:frame>
        <draw:line draw:style-name="gr2" draw:text-style-name="P3" draw:layer="actions" svg:x1="5.445cm" svg:y1="16.24cm" svg:x2="8.62cm" svg:y2="21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anklin Gothic Book" svg:font-family="'Franklin Gothic Boo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anklin Gothic Book" fo:font-family="'Franklin Gothic Book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 fo:font-size="12pt" fo:background-color="transparen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ction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09:31:49.288000000</meta:creation-date>
    <dc:date>2019-05-07T19:08:29.399000000</dc:date>
    <meta:editing-duration>P4DT6H34M35S</meta:editing-duration>
    <meta:editing-cycles>5</meta:editing-cycles>
    <meta:generator>LibreOffice/6.1.4.2$Windows_X86_64 LibreOffice_project/9d0f32d1f0b509096fd65e0d4bec26ddd1938fd3</meta:generator>
    <meta:document-statistic meta:object-count="24"/>
  </office:meta>
</office:document-meta>
</file>